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6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>
            <text:p>#DTW</text:p>
          </table:table-cell>
          <table:table-cell table:style-name="ce2" office:value-type="string">
            <text:p>FastDTW r=20 | CPU (s)</text:p>
          </table:table-cell>
          <table:table-cell office:value-type="string">
            <text:p>DTW | GPU (s)</text:p>
          </table:table-cell>
          <table:table-cell>
            <draw:frame table:end-cell-address="Foglio1.I19" table:end-x="0.722cm" table:end-y="0.346cm" draw:z-index="1" draw:style-name="gr1" svg:width="11.912cm" svg:height="7.9cm" svg:x="0.101cm" svg:y="0.1cm">
              <draw:object draw:notify-on-update-of-ranges="Foglio1.A2:Foglio1.A9 Foglio1.B1:Foglio1.B1 Foglio1.B2:Foglio1.B9 Foglio1.C1:Foglio1.C1 Foglio1.C2:Foglio1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1" office:value-type="float" office:value="900">
            <text:p>900</text:p>
          </table:table-cell>
          <table:table-cell office:value-type="float" office:value="1.37">
            <text:p>1,37</text:p>
          </table:table-cell>
          <table:table-cell table:style-name="ce2" office:value-type="float" office:value="0.33467">
            <text:p>0,33</text:p>
          </table:table-cell>
          <table:table-cell table:number-columns-repeated="4"/>
        </table:table-row>
        <table:table-row table:style-name="ro1">
          <table:table-cell table:style-name="ce1" office:value-type="float" office:value="3600">
            <text:p>3600</text:p>
          </table:table-cell>
          <table:table-cell office:value-type="float" office:value="5.88">
            <text:p>5,88</text:p>
          </table:table-cell>
          <table:table-cell table:style-name="ce2" office:value-type="float" office:value="1.018549">
            <text:p>1,02</text:p>
          </table:table-cell>
          <table:table-cell table:number-columns-repeated="4"/>
        </table:table-row>
        <table:table-row table:style-name="ro1">
          <table:table-cell table:style-name="ce1" office:value-type="float" office:value="8100">
            <text:p>8100</text:p>
          </table:table-cell>
          <table:table-cell office:value-type="float" office:value="12.32">
            <text:p>12,32</text:p>
          </table:table-cell>
          <table:table-cell table:style-name="ce2" office:value-type="float" office:value="2.135">
            <text:p>2,14</text:p>
          </table:table-cell>
          <table:table-cell table:number-columns-repeated="4"/>
        </table:table-row>
        <table:table-row table:style-name="ro1">
          <table:table-cell table:style-name="ce1" office:value-type="float" office:value="14400">
            <text:p>14400</text:p>
          </table:table-cell>
          <table:table-cell office:value-type="float" office:value="23.28">
            <text:p>23,28</text:p>
          </table:table-cell>
          <table:table-cell table:style-name="ce2" office:value-type="float" office:value="3.78">
            <text:p>3,78</text:p>
          </table:table-cell>
          <table:table-cell table:number-columns-repeated="4"/>
        </table:table-row>
        <table:table-row table:style-name="ro1">
          <table:table-cell table:style-name="ce1" office:value-type="float" office:value="22500">
            <text:p>22500</text:p>
          </table:table-cell>
          <table:table-cell office:value-type="float" office:value="36.7">
            <text:p>36,7</text:p>
          </table:table-cell>
          <table:table-cell table:style-name="ce2" office:value-type="float" office:value="5.75">
            <text:p>5,75</text:p>
          </table:table-cell>
          <table:table-cell table:number-columns-repeated="4"/>
        </table:table-row>
        <table:table-row table:style-name="ro1">
          <table:table-cell table:style-name="ce1" office:value-type="float" office:value="32400">
            <text:p>32400</text:p>
          </table:table-cell>
          <table:table-cell office:value-type="float" office:value="52.31">
            <text:p>52,31</text:p>
          </table:table-cell>
          <table:table-cell table:style-name="ce2" office:value-type="float" office:value="8.24">
            <text:p>8,24</text:p>
          </table:table-cell>
          <table:table-cell table:number-columns-repeated="4"/>
        </table:table-row>
        <table:table-row table:style-name="ro1">
          <table:table-cell table:style-name="ce1" office:value-type="float" office:value="44100">
            <text:p>44100</text:p>
          </table:table-cell>
          <table:table-cell office:value-type="float" office:value="67.034">
            <text:p>67,03</text:p>
          </table:table-cell>
          <table:table-cell table:style-name="ce2" office:value-type="float" office:value="11.16">
            <text:p>11,16</text:p>
          </table:table-cell>
          <table:table-cell table:number-columns-repeated="4"/>
        </table:table-row>
        <table:table-row table:style-name="ro1">
          <table:table-cell table:style-name="ce1" office:value-type="float" office:value="57600">
            <text:p>57600</text:p>
          </table:table-cell>
          <table:table-cell office:value-type="float" office:value="88.76">
            <text:p>88,76</text:p>
          </table:table-cell>
          <table:table-cell table:style-name="ce2" office:value-type="float" office:value="14.72">
            <text:p>14,72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office:value-type="string">
            <text:p>2500 DTW</text:p>
          </table:table-cell>
          <table:table-cell table:number-columns-repeated="5"/>
          <table:table-cell>
            <draw:frame table:end-cell-address="Foglio1.L47" table:end-x="2.233cm" table:end-y="0.371cm" draw:z-index="0" draw:style-name="gr1" svg:width="12.304cm" svg:height="10.737cm" svg:x="1.219cm" svg:y="0.266cm">
              <draw:object draw:notify-on-update-of-ranges="Foglio1.B24:Foglio1.B36 Foglio1.C23:Foglio1.C23 Foglio1.C24:Foglio1.C36 Foglio1.D23:Foglio1.D23 Foglio1.D24:Foglio1.D3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Series length</text:p>
          </table:table-cell>
          <table:table-cell table:style-name="ce2" office:value-type="string">
            <text:p>FastDTW r=20 | CPU (s)</text:p>
          </table:table-cell>
          <table:table-cell office:value-type="string">
            <text:p>DTW | GPU (s)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298">
            <text:p>0,3</text:p>
          </table:table-cell>
          <table:table-cell office:value-type="float" office:value="0.1408">
            <text:p>0,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0.547">
            <text:p>0,55</text:p>
          </table:table-cell>
          <table:table-cell office:value-type="float" office:value="0.169">
            <text:p>0,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.871">
            <text:p>0,87</text:p>
          </table:table-cell>
          <table:table-cell office:value-type="float" office:value="0.21">
            <text:p>0,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1.29">
            <text:p>1,29</text:p>
          </table:table-cell>
          <table:table-cell office:value-type="float" office:value="0.26">
            <text:p>0,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1.94">
            <text:p>1,94</text:p>
          </table:table-cell>
          <table:table-cell office:value-type="float" office:value="0.323">
            <text:p>0,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2.726">
            <text:p>2,73</text:p>
          </table:table-cell>
          <table:table-cell office:value-type="float" office:value="0.4014">
            <text:p>0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>
            <text:p>170</text:p>
          </table:table-cell>
          <table:table-cell office:value-type="float" office:value="3.546">
            <text:p>3,55</text:p>
          </table:table-cell>
          <table:table-cell office:value-type="float" office:value="0.4947">
            <text:p>0,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>
            <text:p>190</text:p>
          </table:table-cell>
          <table:table-cell office:value-type="float" office:value="4.466">
            <text:p>4,47</text:p>
          </table:table-cell>
          <table:table-cell office:value-type="float" office:value="0.5962">
            <text:p>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float" office:value="5.485">
            <text:p>5,49</text:p>
          </table:table-cell>
          <table:table-cell office:value-type="float" office:value="0.7194">
            <text:p>0,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>
            <text:p>230</text:p>
          </table:table-cell>
          <table:table-cell office:value-type="float" office:value="6.078">
            <text:p>6,08</text:p>
          </table:table-cell>
          <table:table-cell office:value-type="float" office:value="0.85423">
            <text:p>0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7.297">
            <text:p>7,3</text:p>
          </table:table-cell>
          <table:table-cell office:value-type="float" office:value="1.00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>
            <text:p>270</text:p>
          </table:table-cell>
          <table:table-cell office:value-type="float" office:value="8.441">
            <text:p>8,44</text:p>
          </table:table-cell>
          <table:table-cell office:value-type="float" office:value="1.165">
            <text:p>1,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">
            <text:p>290</text:p>
          </table:table-cell>
          <table:table-cell office:value-type="float" office:value="10.351">
            <text:p>10,35</text:p>
          </table:table-cell>
          <table:table-cell office:value-type="float" office:value="1.351222">
            <text:p>1,3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7">07/04/2010</text:date>, <text:time>10.08.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4-07T10:08:51</dc:date>
    <dc:creator>fox </dc:creator>
    <meta:document-statistic meta:table-count="1" meta:cell-count="70" meta:object-count="2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13cm" svg:height="7.901cm" xlink:href=".." chart:class="chart:bar" chart:style-name="ch1">
        <chart:title svg:x="0.201cm" svg:y="0.159cm" chart:style-name="ch2">
          <text:p>FastDTW on CPU and standard DTW on GPU comparison</text:p>
        </chart:title>
        <chart:legend chart:legend-position="end" svg:x="8.961cm" svg:y="3.322cm" chart:style-name="ch3"/>
        <chart:plot-area chart:style-name="ch4" table:cell-range-address="Foglio1.A1:Foglio1.C9" chart:data-source-has-labels="both" svg:x="0.275cm" svg:y="0.82cm" svg:width="8.449cm" svg:height="6.808cm">
          <chart:axis chart:dimension="x" chart:name="primary-x" chart:style-name="ch5">
            <chart:title svg:x="3.581cm" svg:y="7.214cm" chart:style-name="ch6">
              <text:p>number of DTWs</text:p>
            </chart:title>
            <chart:categories table:cell-range-address="Foglio1.A2:Foglio1.A9"/>
          </chart:axis>
          <chart:axis chart:dimension="y" chart:name="primary-y" chart:style-name="ch7">
            <chart:title svg:x="0.239cm" svg:y="5.102cm" chart:style-name="ch8">
              <text:p>Elapsed time (s)</text:p>
            </chart:title>
            <chart:grid chart:style-name="ch9" chart:class="major"/>
          </chart:axis>
          <chart:series chart:style-name="ch10" chart:values-cell-range-address="Foglio1.B2:Foglio1.B9" chart:label-cell-address="Foglio1.B1:Foglio1.B1" chart:class="chart:bar">
            <chart:data-point chart:repeated="8"/>
          </chart:series>
          <chart:series chart:style-name="ch11" chart:values-cell-range-address="Foglio1.C2:Foglio1.C9" chart:label-cell-address="Foglio1.C1:Foglio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B1:Foglio1.B1">FastDTW r=20 | CPU (s)</text:p>
              </table:table-cell>
              <table:table-cell office:value-type="string">
                <text:p text:id="Foglio1.C1:Foglio1.C1">DTW | GPU (s)</text:p>
              </table:table-cell>
            </table:table-row>
          </table:table-header-rows>
          <table:table-rows>
            <table:table-row>
              <table:table-cell office:value-type="string">
                <text:p text:id="Foglio1.A2:Foglio1.A9">900</text:p>
              </table:table-cell>
              <table:table-cell office:value-type="float" office:value="1.37">
                <text:p text:id="Foglio1.B2:Foglio1.B9">1.37</text:p>
              </table:table-cell>
              <table:table-cell office:value-type="float" office:value="0.33467">
                <text:p text:id="Foglio1.C2:Foglio1.C9">0.33467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5.88">
                <text:p>5.88</text:p>
              </table:table-cell>
              <table:table-cell office:value-type="float" office:value="1.018549">
                <text:p>1.018549</text:p>
              </table:table-cell>
            </table:table-row>
            <table:table-row>
              <table:table-cell office:value-type="string">
                <text:p>8100</text:p>
              </table:table-cell>
              <table:table-cell office:value-type="float" office:value="12.32">
                <text:p>12.32</text:p>
              </table:table-cell>
              <table:table-cell office:value-type="float" office:value="2.135">
                <text:p>2.135</text:p>
              </table:table-cell>
            </table:table-row>
            <table:table-row>
              <table:table-cell office:value-type="string">
                <text:p>14400</text:p>
              </table:table-cell>
              <table:table-cell office:value-type="float" office:value="23.28">
                <text:p>23.2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2500</text:p>
              </table:table-cell>
              <table:table-cell office:value-type="float" office:value="36.7">
                <text:p>36.7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32400</text:p>
              </table:table-cell>
              <table:table-cell office:value-type="float" office:value="52.31">
                <text:p>52.31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44100</text:p>
              </table:table-cell>
              <table:table-cell office:value-type="float" office:value="67.034">
                <text:p>67.034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57600</text:p>
              </table:table-cell>
              <table:table-cell office:value-type="float" office:value="88.76">
                <text:p>88.76</text:p>
              </table:table-cell>
              <table:table-cell office:value-type="float" office:value="14.72">
                <text:p>14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05cm" svg:height="10.738cm" xlink:href=".." chart:class="chart:bar" chart:style-name="ch1">
        <chart:title svg:x="0.397cm" svg:y="0.215cm" chart:style-name="ch2">
          <text:p>FastDTW on CPU and standard DTW on GPU comparison</text:p>
        </chart:title>
        <chart:legend chart:legend-position="end" svg:x="9.345cm" svg:y="4.741cm" chart:style-name="ch3"/>
        <chart:plot-area chart:style-name="ch4" table:cell-range-address="Foglio1.B23:Foglio1.D36" chart:data-source-has-labels="both" svg:x="0.291cm" svg:y="0.932cm" svg:width="8.809cm" svg:height="9.365cm">
          <chart:axis chart:dimension="x" chart:name="primary-x" chart:style-name="ch5">
            <chart:title svg:x="3.658cm" svg:y="9.939cm" chart:style-name="ch6">
              <text:p>Time series length</text:p>
            </chart:title>
            <chart:categories table:cell-range-address="Foglio1.B24:Foglio1.B36"/>
          </chart:axis>
          <chart:axis chart:dimension="y" chart:name="primary-y" chart:style-name="ch7">
            <chart:title svg:x="0.247cm" svg:y="6.492cm" chart:style-name="ch8">
              <text:p>Elapsed time (s)</text:p>
            </chart:title>
            <chart:grid chart:style-name="ch9" chart:class="major"/>
          </chart:axis>
          <chart:series chart:style-name="ch10" chart:values-cell-range-address="Foglio1.C24:Foglio1.C36" chart:label-cell-address="Foglio1.C23:Foglio1.C23" chart:class="chart:bar">
            <chart:data-point chart:repeated="13"/>
          </chart:series>
          <chart:series chart:style-name="ch11" chart:values-cell-range-address="Foglio1.D24:Foglio1.D36" chart:label-cell-address="Foglio1.D23:Foglio1.D23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C23:Foglio1.C23">FastDTW r=20 | CPU (s)</text:p>
              </table:table-cell>
              <table:table-cell office:value-type="string">
                <text:p text:id="Foglio1.D23:Foglio1.D23">DTW | GPU (s)</text:p>
              </table:table-cell>
            </table:table-row>
          </table:table-header-rows>
          <table:table-rows>
            <table:table-row>
              <table:table-cell office:value-type="string">
                <text:p text:id="Foglio1.B24:Foglio1.B36">50</text:p>
              </table:table-cell>
              <table:table-cell office:value-type="float" office:value="0.298">
                <text:p text:id="Foglio1.C24:Foglio1.C36">0.298</text:p>
              </table:table-cell>
              <table:table-cell office:value-type="float" office:value="0.1408">
                <text:p text:id="Foglio1.D24:Foglio1.D36">0.14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47">
                <text:p>0.547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71">
                <text:p>0.87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9">
                <text:p>1.2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4">
                <text:p>1.94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726">
                <text:p>2.726</text:p>
              </table:table-cell>
              <table:table-cell office:value-type="float" office:value="0.4014">
                <text:p>0.40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546">
                <text:p>3.546</text:p>
              </table:table-cell>
              <table:table-cell office:value-type="float" office:value="0.4947">
                <text:p>0.49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466">
                <text:p>4.466</text:p>
              </table:table-cell>
              <table:table-cell office:value-type="float" office:value="0.5962">
                <text:p>0.59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485">
                <text:p>5.485</text:p>
              </table:table-cell>
              <table:table-cell office:value-type="float" office:value="0.7194">
                <text:p>0.71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078">
                <text:p>6.078</text:p>
              </table:table-cell>
              <table:table-cell office:value-type="float" office:value="0.85423">
                <text:p>0.854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297">
                <text:p>7.29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441">
                <text:p>8.441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351">
                <text:p>10.351</text:p>
              </table:table-cell>
              <table:table-cell office:value-type="float" office:value="1.351222">
                <text:p>1.351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